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under>
            <mo stretchy="false">∑</mo>
            <mi>i</mi>
          </munder>
          <mstyle mathvariant="bold">
            <mrow>
              <msub>
                <mi>Z</mi>
                <mi>i</mi>
              </msub>
            </mrow>
          </mstyle>
        </mrow>
        <mo stretchy="false">⋅</mo>
        <mo stretchy="false">δ</mo>
      </mrow>
      <mstyle mathvariant="bold">
        <mrow>
          <msub>
            <mi>r</mi>
            <mi>i</mi>
          </msub>
        </mrow>
      </mstyle>
      <mrow>
        <mi/>
        <mo stretchy="false">=</mo>
        <mi/>
      </mrow>
      <mn>0</mn>
    </mrow>
    <annotation encoding="StarMath 5.0">sum from i bold Z _i cdot %idelta bold r _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9:19:03.452000000</meta:creation-date>
    <meta:generator>LibreOffice/4.1.4.2$Windows_x86 LibreOffice_project/0a0440ccc0227ad9829de5f46be37cfb6edcf72</meta:generator>
  </office:meta>
</office:document-meta>
</file>